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259f22a"/>
    </style:style>
    <style:style style:name="P2" style:family="paragraph" style:parent-style-name="Text_20_body">
      <style:text-properties officeooo:paragraph-rsid="025ad0bc"/>
    </style:style>
    <style:style style:name="P3" style:family="paragraph" style:parent-style-name="Text_20_body">
      <style:text-properties officeooo:paragraph-rsid="025c2db3"/>
    </style:style>
    <style:style style:name="P4" style:family="paragraph" style:parent-style-name="Text_20_body">
      <style:text-properties officeooo:rsid="0252d207" officeooo:paragraph-rsid="0252d207"/>
    </style:style>
    <style:style style:name="P5" style:family="paragraph" style:parent-style-name="Text_20_body">
      <style:text-properties officeooo:rsid="0254ede2" officeooo:paragraph-rsid="0254ede2"/>
    </style:style>
    <style:style style:name="P6" style:family="paragraph" style:parent-style-name="Text_20_body">
      <style:text-properties officeooo:rsid="0255c83a" officeooo:paragraph-rsid="0255c83a"/>
    </style:style>
    <style:style style:name="P7" style:family="paragraph" style:parent-style-name="Text_20_body">
      <style:text-properties officeooo:rsid="02570639" officeooo:paragraph-rsid="02570639"/>
    </style:style>
    <style:style style:name="P8" style:family="paragraph" style:parent-style-name="Text_20_body">
      <style:text-properties officeooo:rsid="0257c5ad" officeooo:paragraph-rsid="0257c5ad"/>
    </style:style>
    <style:style style:name="P9" style:family="paragraph" style:parent-style-name="Text_20_body">
      <style:text-properties officeooo:rsid="025970a9" officeooo:paragraph-rsid="025970a9"/>
    </style:style>
    <style:style style:name="P10" style:family="paragraph" style:parent-style-name="Text_20_body">
      <style:text-properties officeooo:rsid="025c723d" officeooo:paragraph-rsid="025c723d"/>
    </style:style>
    <style:style style:name="P11" style:family="paragraph" style:parent-style-name="Text_20_body">
      <style:text-properties officeooo:rsid="025c2db3" officeooo:paragraph-rsid="025c2db3"/>
    </style:style>
    <style:style style:name="P12" style:family="paragraph" style:parent-style-name="Text_20_body">
      <style:text-properties officeooo:rsid="025c2db3" officeooo:paragraph-rsid="02648336"/>
    </style:style>
    <style:style style:name="P13" style:family="paragraph" style:parent-style-name="Text_20_body">
      <style:text-properties officeooo:rsid="02648336" officeooo:paragraph-rsid="02648336"/>
    </style:style>
    <style:style style:name="P14" style:family="paragraph" style:parent-style-name="Text_20_body">
      <style:text-properties officeooo:paragraph-rsid="026e5b5c"/>
    </style:style>
    <style:style style:name="P15" style:family="paragraph" style:parent-style-name="Text_20_body">
      <style:text-properties officeooo:paragraph-rsid="027e91ba"/>
    </style:style>
    <style:style style:name="P16" style:family="paragraph" style:parent-style-name="Text_20_body">
      <style:text-properties officeooo:paragraph-rsid="02a3e261"/>
    </style:style>
    <style:style style:name="P17" style:family="paragraph" style:parent-style-name="Text_20_body">
      <style:text-properties officeooo:rsid="026cb028" officeooo:paragraph-rsid="026cb028"/>
    </style:style>
    <style:style style:name="P18" style:family="paragraph" style:parent-style-name="Text_20_body">
      <style:text-properties officeooo:rsid="027138d9" officeooo:paragraph-rsid="027138d9"/>
    </style:style>
    <style:style style:name="P19" style:family="paragraph" style:parent-style-name="Text_20_body">
      <style:text-properties officeooo:rsid="0271666c" officeooo:paragraph-rsid="0271666c"/>
    </style:style>
    <style:style style:name="P20" style:family="paragraph" style:parent-style-name="Text_20_body">
      <style:text-properties officeooo:rsid="027463c4" officeooo:paragraph-rsid="027463c4"/>
    </style:style>
    <style:style style:name="P21" style:family="paragraph" style:parent-style-name="Text_20_body">
      <style:text-properties officeooo:rsid="0274b1b7" officeooo:paragraph-rsid="0274b1b7"/>
    </style:style>
    <style:style style:name="P22" style:family="paragraph" style:parent-style-name="Text_20_body">
      <style:text-properties officeooo:rsid="0278300a" officeooo:paragraph-rsid="0278300a"/>
    </style:style>
    <style:style style:name="P23" style:family="paragraph" style:parent-style-name="Text_20_body">
      <style:text-properties officeooo:rsid="02797e7a" officeooo:paragraph-rsid="02797e7a"/>
    </style:style>
    <style:style style:name="P24" style:family="paragraph" style:parent-style-name="Text_20_body">
      <style:text-properties officeooo:rsid="027ae23d" officeooo:paragraph-rsid="027e91ba"/>
    </style:style>
    <style:style style:name="P25" style:family="paragraph" style:parent-style-name="Text_20_body">
      <style:text-properties officeooo:rsid="027e91ba" officeooo:paragraph-rsid="027f6582"/>
    </style:style>
    <style:style style:name="P26" style:family="paragraph" style:parent-style-name="Text_20_body">
      <style:text-properties officeooo:rsid="027f6582" officeooo:paragraph-rsid="027f6582"/>
    </style:style>
    <style:style style:name="P27" style:family="paragraph" style:parent-style-name="Text_20_body">
      <style:text-properties officeooo:rsid="029f919c" officeooo:paragraph-rsid="029f919c"/>
    </style:style>
    <style:style style:name="P28" style:family="paragraph" style:parent-style-name="Text_20_body">
      <style:text-properties officeooo:rsid="02a04173" officeooo:paragraph-rsid="02a04173"/>
    </style:style>
    <style:style style:name="P29" style:family="paragraph" style:parent-style-name="Text_20_body">
      <style:text-properties officeooo:rsid="02a05f4b" officeooo:paragraph-rsid="02a05f4b"/>
    </style:style>
    <style:style style:name="P30" style:family="paragraph" style:parent-style-name="Text_20_body">
      <style:text-properties officeooo:rsid="02a1d085" officeooo:paragraph-rsid="02a05f4b"/>
    </style:style>
    <style:style style:name="P31" style:family="paragraph" style:parent-style-name="Text_20_body">
      <style:text-properties officeooo:rsid="02a3e261" officeooo:paragraph-rsid="02a3e261"/>
    </style:style>
    <style:style style:name="P32" style:family="paragraph" style:parent-style-name="Text_20_body">
      <style:text-properties officeooo:rsid="02a52b93" officeooo:paragraph-rsid="02a52b93"/>
    </style:style>
    <style:style style:name="P33" style:family="paragraph" style:parent-style-name="Text_20_body">
      <style:text-properties officeooo:rsid="02a6891f" officeooo:paragraph-rsid="02a6891f"/>
    </style:style>
    <style:style style:name="P34" style:family="paragraph" style:parent-style-name="Text_20_body">
      <style:text-properties officeooo:rsid="026b7b81"/>
    </style:style>
    <style:style style:name="P35" style:family="paragraph" style:parent-style-name="Text_20_body">
      <style:text-properties officeooo:rsid="026b7b81" officeooo:paragraph-rsid="02aa51f5"/>
    </style:style>
    <style:style style:name="P36" style:family="paragraph" style:parent-style-name="Text_20_body">
      <style:text-properties officeooo:rsid="02a86ac3" officeooo:paragraph-rsid="02a86ac3"/>
    </style:style>
    <style:style style:name="P37" style:family="paragraph" style:parent-style-name="Text_20_body">
      <style:text-properties officeooo:rsid="02a915a4" officeooo:paragraph-rsid="02a915a4"/>
    </style:style>
    <style:style style:name="P38" style:family="paragraph" style:parent-style-name="Text_20_body">
      <style:text-properties officeooo:rsid="02add388" officeooo:paragraph-rsid="02add388"/>
    </style:style>
    <style:style style:name="P39" style:family="paragraph" style:parent-style-name="Text_20_body">
      <style:text-properties officeooo:rsid="02af120f" officeooo:paragraph-rsid="02af120f"/>
    </style:style>
    <style:style style:name="P40" style:family="paragraph" style:parent-style-name="Text_20_body">
      <style:text-properties officeooo:rsid="02b5fbf9" officeooo:paragraph-rsid="02b5fbf9"/>
    </style:style>
    <style:style style:name="P41" style:family="paragraph" style:parent-style-name="Text_20_body">
      <style:text-properties officeooo:rsid="02b6cf99" officeooo:paragraph-rsid="02b6cf99"/>
    </style:style>
    <style:style style:name="P42" style:family="paragraph" style:parent-style-name="Text_20_body">
      <style:text-properties officeooo:rsid="02b838a8" officeooo:paragraph-rsid="02b838a8"/>
    </style:style>
    <style:style style:name="P43" style:family="paragraph" style:parent-style-name="Text_20_body">
      <style:text-properties officeooo:rsid="02ba0493" officeooo:paragraph-rsid="02ba0493"/>
    </style:style>
    <style:style style:name="P44" style:family="paragraph" style:parent-style-name="Text_20_body">
      <style:text-properties officeooo:rsid="02ba0493" officeooo:paragraph-rsid="02ba9488"/>
    </style:style>
    <style:style style:name="P45" style:family="paragraph" style:parent-style-name="Text_20_body">
      <style:text-properties officeooo:rsid="02ba0493" officeooo:paragraph-rsid="02c58a02"/>
    </style:style>
    <style:style style:name="P46" style:family="paragraph" style:parent-style-name="Heading_20_1">
      <style:text-properties officeooo:rsid="0253160f" officeooo:paragraph-rsid="0253160f"/>
    </style:style>
    <style:style style:name="P47" style:family="paragraph" style:parent-style-name="Heading_20_1">
      <style:text-properties officeooo:rsid="026b7b81"/>
    </style:style>
    <style:style style:name="P48" style:family="paragraph" style:parent-style-name="Heading_20_1">
      <style:text-properties officeooo:rsid="02a7f5eb"/>
    </style:style>
    <style:style style:name="P49" style:family="paragraph" style:parent-style-name="Heading_20_1">
      <style:text-properties officeooo:rsid="02b6cf99"/>
    </style:style>
    <style:style style:name="P50" style:family="paragraph" style:parent-style-name="Text_20_body" style:list-style-name="L1">
      <style:text-properties officeooo:paragraph-rsid="025c723d"/>
    </style:style>
    <style:style style:name="P51" style:family="paragraph" style:parent-style-name="Text_20_body" style:list-style-name="L1">
      <style:text-properties officeooo:paragraph-rsid="025e57dc"/>
    </style:style>
    <style:style style:name="P52" style:family="paragraph" style:parent-style-name="Text_20_body" style:list-style-name="L1">
      <style:text-properties officeooo:rsid="025eb7b1" officeooo:paragraph-rsid="025eb7b1"/>
    </style:style>
    <style:style style:name="P53" style:family="paragraph" style:parent-style-name="Text_20_body" style:list-style-name="L1">
      <style:text-properties officeooo:rsid="0260373d" officeooo:paragraph-rsid="0260373d"/>
    </style:style>
    <style:style style:name="P54" style:family="paragraph" style:parent-style-name="Text_20_body" style:list-style-name="L1">
      <style:text-properties officeooo:rsid="0260bb55" officeooo:paragraph-rsid="0260bb55"/>
    </style:style>
    <style:style style:name="P55" style:family="paragraph" style:parent-style-name="Text_20_body" style:list-style-name="L1">
      <style:text-properties officeooo:rsid="02627b6d" officeooo:paragraph-rsid="02627b6d"/>
    </style:style>
    <style:style style:name="P56" style:family="paragraph" style:parent-style-name="Text_20_body" style:list-style-name="L2">
      <style:text-properties officeooo:rsid="02648336" officeooo:paragraph-rsid="02648336"/>
    </style:style>
    <style:style style:name="P57" style:family="paragraph" style:parent-style-name="Text_20_body" style:list-style-name="L3">
      <style:text-properties officeooo:paragraph-rsid="0271666c"/>
    </style:style>
    <style:style style:name="P58" style:family="paragraph" style:parent-style-name="Text_20_body" style:list-style-name="L3">
      <style:text-properties officeooo:rsid="0271666c" officeooo:paragraph-rsid="0271666c"/>
    </style:style>
    <style:style style:name="P59" style:family="paragraph" style:parent-style-name="Text_20_body" style:list-style-name="L3">
      <style:text-properties officeooo:rsid="02726cab" officeooo:paragraph-rsid="02726cab"/>
    </style:style>
    <style:style style:name="P60" style:family="paragraph" style:parent-style-name="Text_20_body" style:list-style-name="L3">
      <style:text-properties officeooo:rsid="027463c4" officeooo:paragraph-rsid="027463c4"/>
    </style:style>
    <style:style style:name="P61" style:family="paragraph" style:parent-style-name="Text_20_body" style:list-style-name="L4">
      <style:text-properties officeooo:paragraph-rsid="02750be5"/>
    </style:style>
    <style:style style:name="P62" style:family="paragraph" style:parent-style-name="Text_20_body" style:list-style-name="L4">
      <style:text-properties officeooo:rsid="02750be5" officeooo:paragraph-rsid="02750be5"/>
    </style:style>
    <style:style style:name="P63" style:family="paragraph" style:parent-style-name="Text_20_body" style:list-style-name="L4">
      <style:text-properties officeooo:rsid="0278300a" officeooo:paragraph-rsid="0278300a"/>
    </style:style>
    <style:style style:name="P64" style:family="paragraph" style:parent-style-name="Text_20_body" style:list-style-name="L5">
      <style:text-properties officeooo:paragraph-rsid="028200e2"/>
    </style:style>
    <style:style style:name="P65" style:family="paragraph" style:parent-style-name="Text_20_body" style:list-style-name="L5">
      <style:text-properties officeooo:paragraph-rsid="0284dfca"/>
    </style:style>
    <style:style style:name="P66" style:family="paragraph" style:parent-style-name="Text_20_body" style:list-style-name="L5">
      <style:text-properties officeooo:paragraph-rsid="028adbc0"/>
    </style:style>
    <style:style style:name="P67" style:family="paragraph" style:parent-style-name="Text_20_body" style:list-style-name="L5">
      <style:text-properties officeooo:paragraph-rsid="0293fc26"/>
    </style:style>
    <style:style style:name="P68" style:family="paragraph" style:parent-style-name="Text_20_body" style:list-style-name="L5">
      <style:text-properties officeooo:paragraph-rsid="029a1994"/>
    </style:style>
    <style:style style:name="P69" style:family="paragraph" style:parent-style-name="Text_20_body" style:list-style-name="L5">
      <style:text-properties officeooo:paragraph-rsid="029b2ea2"/>
    </style:style>
    <style:style style:name="P70" style:family="paragraph" style:parent-style-name="Text_20_body" style:list-style-name="L5">
      <style:text-properties officeooo:rsid="027fc3b1" officeooo:paragraph-rsid="027fc3b1"/>
    </style:style>
    <style:style style:name="P71" style:family="paragraph" style:parent-style-name="Text_20_body" style:list-style-name="L5">
      <style:text-properties officeooo:rsid="028200e2" officeooo:paragraph-rsid="028200e2"/>
    </style:style>
    <style:style style:name="P72" style:family="paragraph" style:parent-style-name="Text_20_body" style:list-style-name="L5">
      <style:text-properties officeooo:rsid="0284dfca" officeooo:paragraph-rsid="0284dfca"/>
    </style:style>
    <style:style style:name="P73" style:family="paragraph" style:parent-style-name="Text_20_body" style:list-style-name="L5">
      <style:text-properties officeooo:rsid="0286f225" officeooo:paragraph-rsid="0286f225"/>
    </style:style>
    <style:style style:name="P74" style:family="paragraph" style:parent-style-name="Text_20_body" style:list-style-name="L5">
      <style:text-properties officeooo:rsid="0287e62e" officeooo:paragraph-rsid="0287e62e"/>
    </style:style>
    <style:style style:name="P75" style:family="paragraph" style:parent-style-name="Text_20_body" style:list-style-name="L5">
      <style:text-properties officeooo:rsid="028867ed" officeooo:paragraph-rsid="028867ed"/>
    </style:style>
    <style:style style:name="P76" style:family="paragraph" style:parent-style-name="Text_20_body" style:list-style-name="L5">
      <style:text-properties officeooo:rsid="028a9695" officeooo:paragraph-rsid="028a9695"/>
    </style:style>
    <style:style style:name="P77" style:family="paragraph" style:parent-style-name="Text_20_body" style:list-style-name="L5">
      <style:text-properties officeooo:rsid="028adbc0" officeooo:paragraph-rsid="028adbc0"/>
    </style:style>
    <style:style style:name="P78" style:family="paragraph" style:parent-style-name="Text_20_body" style:list-style-name="L5">
      <style:text-properties officeooo:rsid="028c65b9" officeooo:paragraph-rsid="028c65b9"/>
    </style:style>
    <style:style style:name="P79" style:family="paragraph" style:parent-style-name="Text_20_body" style:list-style-name="L5">
      <style:text-properties officeooo:rsid="028e87f4" officeooo:paragraph-rsid="028e87f4"/>
    </style:style>
    <style:style style:name="P80" style:family="paragraph" style:parent-style-name="Text_20_body" style:list-style-name="L5">
      <style:text-properties officeooo:rsid="029005f5" officeooo:paragraph-rsid="029005f5"/>
    </style:style>
    <style:style style:name="P81" style:family="paragraph" style:parent-style-name="Text_20_body" style:list-style-name="L5">
      <style:text-properties officeooo:rsid="029173fb" officeooo:paragraph-rsid="029173fb"/>
    </style:style>
    <style:style style:name="P82" style:family="paragraph" style:parent-style-name="Text_20_body" style:list-style-name="L5">
      <style:text-properties officeooo:rsid="029284bb" officeooo:paragraph-rsid="029284bb"/>
    </style:style>
    <style:style style:name="P83" style:family="paragraph" style:parent-style-name="Text_20_body" style:list-style-name="L5">
      <style:text-properties officeooo:rsid="0294593d" officeooo:paragraph-rsid="0294593d"/>
    </style:style>
    <style:style style:name="P84" style:family="paragraph" style:parent-style-name="Text_20_body" style:list-style-name="L5">
      <style:text-properties officeooo:rsid="0296fe7f" officeooo:paragraph-rsid="0296fe7f"/>
    </style:style>
    <style:style style:name="P85" style:family="paragraph" style:parent-style-name="Text_20_body" style:list-style-name="L5">
      <style:text-properties officeooo:rsid="02985860" officeooo:paragraph-rsid="02985860"/>
    </style:style>
    <style:style style:name="P86" style:family="paragraph" style:parent-style-name="Text_20_body" style:list-style-name="L5">
      <style:text-properties officeooo:rsid="029a1994" officeooo:paragraph-rsid="029a1994"/>
    </style:style>
    <style:style style:name="P87" style:family="paragraph" style:parent-style-name="Text_20_body" style:list-style-name="L5">
      <style:text-properties officeooo:rsid="029d4a57" officeooo:paragraph-rsid="029d4a57"/>
    </style:style>
    <style:style style:name="P88" style:family="paragraph" style:parent-style-name="Text_20_body" style:list-style-name="L5">
      <style:text-properties officeooo:rsid="029f28e1" officeooo:paragraph-rsid="029f28e1"/>
    </style:style>
    <style:style style:name="P89" style:family="paragraph" style:parent-style-name="Text_20_body" style:list-style-name="L6">
      <style:text-properties officeooo:rsid="02a1d085" officeooo:paragraph-rsid="02a1d085"/>
    </style:style>
    <style:style style:name="P90" style:family="paragraph" style:parent-style-name="Text_20_body" style:list-style-name="L6">
      <style:text-properties officeooo:rsid="02a1dcf6" officeooo:paragraph-rsid="02a1dcf6"/>
    </style:style>
    <style:style style:name="P91" style:family="paragraph" style:parent-style-name="Text_20_body" style:list-style-name="L6">
      <style:text-properties officeooo:rsid="02a1e68f" officeooo:paragraph-rsid="02a1e68f"/>
    </style:style>
    <style:style style:name="P92" style:family="paragraph" style:parent-style-name="Text_20_body" style:list-style-name="L7">
      <style:text-properties officeooo:rsid="026b7b81" officeooo:paragraph-rsid="02af120f"/>
    </style:style>
    <style:style style:name="P93" style:family="paragraph" style:parent-style-name="Text_20_body" style:list-style-name="L7">
      <style:text-properties officeooo:rsid="026b7b81" officeooo:paragraph-rsid="02afebdf"/>
    </style:style>
    <style:style style:name="P94" style:family="paragraph" style:parent-style-name="Text_20_body" style:list-style-name="L7">
      <style:text-properties officeooo:rsid="026b7b81" officeooo:paragraph-rsid="02b15f44"/>
    </style:style>
    <style:style style:name="P95" style:family="paragraph" style:parent-style-name="Text_20_body" style:list-style-name="L7">
      <style:text-properties officeooo:rsid="02b4868f" officeooo:paragraph-rsid="02b4868f"/>
    </style:style>
    <style:style style:name="P96" style:family="paragraph" style:parent-style-name="Text_20_body" style:list-style-name="L7">
      <style:text-properties officeooo:rsid="02b5fbf9" officeooo:paragraph-rsid="02b5fbf9"/>
    </style:style>
    <style:style style:name="P97" style:family="paragraph" style:parent-style-name="Text_20_body">
      <style:text-properties officeooo:rsid="02cd8def" officeooo:paragraph-rsid="02cd8def"/>
    </style:style>
    <style:style style:name="P98" style:family="paragraph" style:parent-style-name="Text_20_body" style:list-style-name="L8">
      <style:text-properties officeooo:rsid="02b838a8" officeooo:paragraph-rsid="02b838a8"/>
    </style:style>
    <style:style style:name="P99" style:family="paragraph" style:parent-style-name="Text_20_body" style:list-style-name="L8">
      <style:text-properties officeooo:rsid="02ba0493" officeooo:paragraph-rsid="02ba0493"/>
    </style:style>
    <style:style style:name="P100" style:family="paragraph" style:parent-style-name="Text_20_body">
      <style:text-properties officeooo:rsid="02be04c3" officeooo:paragraph-rsid="02be04c3"/>
    </style:style>
    <style:style style:name="P101" style:family="paragraph" style:parent-style-name="Text_20_body">
      <style:text-properties officeooo:rsid="02bea7d1" officeooo:paragraph-rsid="02bea7d1"/>
    </style:style>
    <style:style style:name="P102" style:family="paragraph" style:parent-style-name="Text_20_body">
      <style:text-properties officeooo:rsid="02bef73e" officeooo:paragraph-rsid="02bef73e"/>
    </style:style>
    <style:style style:name="P103" style:family="paragraph" style:parent-style-name="Text_20_body">
      <style:text-properties officeooo:rsid="02bff460" officeooo:paragraph-rsid="02bff460"/>
    </style:style>
    <style:style style:name="P104" style:family="paragraph" style:parent-style-name="Text_20_body">
      <style:text-properties officeooo:rsid="02c16149" officeooo:paragraph-rsid="02c16149"/>
    </style:style>
    <style:style style:name="P105" style:family="paragraph" style:parent-style-name="Text_20_body" style:list-style-name="L9">
      <style:text-properties officeooo:rsid="02c16149" officeooo:paragraph-rsid="02c16149"/>
    </style:style>
    <style:style style:name="P106" style:family="paragraph" style:parent-style-name="Text_20_body">
      <style:text-properties officeooo:rsid="02c45873" officeooo:paragraph-rsid="02c45873"/>
    </style:style>
    <style:style style:name="P107" style:family="paragraph" style:parent-style-name="Text_20_body">
      <style:text-properties officeooo:rsid="02c470cf" officeooo:paragraph-rsid="02c470cf"/>
    </style:style>
    <style:style style:name="P108" style:family="paragraph" style:parent-style-name="Text_20_body">
      <style:text-properties officeooo:rsid="02c58a02" officeooo:paragraph-rsid="02c58a02"/>
    </style:style>
    <style:style style:name="P109" style:family="paragraph" style:parent-style-name="Text_20_body">
      <style:text-properties officeooo:rsid="02c918e9" officeooo:paragraph-rsid="02c918e9"/>
    </style:style>
    <style:style style:name="P110" style:family="paragraph" style:parent-style-name="Text_20_body" style:list-style-name="L10">
      <style:text-properties officeooo:rsid="02c918e9" officeooo:paragraph-rsid="02c918e9"/>
    </style:style>
    <style:style style:name="P111" style:family="paragraph" style:parent-style-name="Text_20_body" style:list-style-name="L10">
      <style:text-properties officeooo:rsid="02c99b91" officeooo:paragraph-rsid="02c99b91"/>
    </style:style>
    <style:style style:name="P112" style:family="paragraph" style:parent-style-name="Text_20_body" style:list-style-name="L10">
      <style:text-properties officeooo:rsid="02cb46a3" officeooo:paragraph-rsid="02cb46a3"/>
    </style:style>
    <style:style style:name="P113" style:family="paragraph" style:parent-style-name="Text_20_body">
      <style:text-properties officeooo:rsid="02cb46a3" officeooo:paragraph-rsid="02cb46a3"/>
    </style:style>
    <style:style style:name="P114" style:family="paragraph" style:parent-style-name="Text_20_body">
      <style:text-properties officeooo:rsid="02ccc278" officeooo:paragraph-rsid="02ccc278"/>
    </style:style>
    <style:style style:name="P115" style:family="paragraph" style:parent-style-name="Text_20_body">
      <style:text-properties officeooo:rsid="02ce1ea9" officeooo:paragraph-rsid="02ce1ea9"/>
    </style:style>
    <style:style style:name="P116" style:family="paragraph" style:parent-style-name="Text_20_body">
      <style:text-properties officeooo:rsid="02cf3243" officeooo:paragraph-rsid="02cf3243"/>
    </style:style>
    <style:style style:name="P117" style:family="paragraph" style:parent-style-name="Text_20_body">
      <style:text-properties officeooo:rsid="02cf672d" officeooo:paragraph-rsid="02cf672d"/>
    </style:style>
    <style:style style:name="P118" style:family="paragraph" style:parent-style-name="Text_20_body">
      <style:text-properties officeooo:paragraph-rsid="02d2a991"/>
    </style:style>
    <style:style style:name="P119" style:family="paragraph" style:parent-style-name="Text_20_body">
      <style:text-properties officeooo:paragraph-rsid="02d43144"/>
    </style:style>
    <style:style style:name="P120" style:family="paragraph" style:parent-style-name="Text_20_body">
      <style:text-properties officeooo:paragraph-rsid="02d509e9"/>
    </style:style>
    <style:style style:name="P121" style:family="paragraph" style:parent-style-name="Text_20_body" style:list-style-name="L11">
      <style:text-properties officeooo:paragraph-rsid="02d72812"/>
    </style:style>
    <style:style style:name="P122" style:family="paragraph" style:parent-style-name="Text_20_body" style:list-style-name="L11">
      <style:text-properties officeooo:paragraph-rsid="02d74253"/>
    </style:style>
    <style:style style:name="P123" style:family="paragraph" style:parent-style-name="Text_20_body">
      <style:text-properties officeooo:paragraph-rsid="02d82f68"/>
    </style:style>
    <style:style style:name="P124" style:family="paragraph" style:parent-style-name="Text_20_body">
      <style:text-properties officeooo:paragraph-rsid="02e041e4"/>
    </style:style>
    <style:style style:name="P125" style:family="paragraph" style:parent-style-name="Text_20_body" style:list-style-name="L12">
      <style:text-properties officeooo:paragraph-rsid="02daabfb"/>
    </style:style>
    <style:style style:name="P126" style:family="paragraph" style:parent-style-name="Text_20_body" style:list-style-name="L12">
      <style:text-properties officeooo:paragraph-rsid="02da50f8"/>
    </style:style>
    <style:style style:name="P127" style:family="paragraph" style:parent-style-name="Text_20_body" style:list-style-name="L12">
      <style:text-properties officeooo:paragraph-rsid="02da7c7a"/>
    </style:style>
    <style:style style:name="P128" style:family="paragraph" style:parent-style-name="Text_20_body" style:list-style-name="L12">
      <style:text-properties officeooo:paragraph-rsid="02dd9f74"/>
    </style:style>
    <style:style style:name="P129" style:family="paragraph" style:parent-style-name="Text_20_body" style:list-style-name="L12">
      <style:text-properties officeooo:paragraph-rsid="02e041e4"/>
    </style:style>
    <style:style style:name="P130" style:family="paragraph" style:parent-style-name="Text_20_body" style:list-style-name="L12">
      <style:text-properties officeooo:paragraph-rsid="02df871b"/>
    </style:style>
    <style:style style:name="P131" style:family="paragraph" style:parent-style-name="Text_20_body" style:list-style-name="L12">
      <style:text-properties officeooo:paragraph-rsid="02e0ff94"/>
    </style:style>
    <style:style style:name="P132" style:family="paragraph" style:parent-style-name="Text_20_body">
      <style:text-properties officeooo:paragraph-rsid="02e3fe8d"/>
    </style:style>
    <style:style style:name="P133" style:family="paragraph" style:parent-style-name="Text_20_body">
      <style:text-properties officeooo:paragraph-rsid="02e5287a"/>
    </style:style>
    <style:style style:name="P134" style:family="paragraph" style:parent-style-name="Text_20_body" style:list-style-name="L13">
      <style:text-properties officeooo:paragraph-rsid="02e5287a"/>
    </style:style>
    <style:style style:name="P135" style:family="paragraph" style:parent-style-name="Text_20_body" style:list-style-name="L13">
      <style:text-properties officeooo:paragraph-rsid="02e550c2"/>
    </style:style>
    <style:style style:name="P136" style:family="paragraph" style:parent-style-name="Text_20_body" style:list-style-name="L13">
      <style:text-properties officeooo:paragraph-rsid="02e57f42"/>
    </style:style>
    <style:style style:name="P137" style:family="paragraph" style:parent-style-name="Text_20_body">
      <style:text-properties officeooo:paragraph-rsid="02e57f42"/>
    </style:style>
    <style:style style:name="P138" style:family="paragraph" style:parent-style-name="Text_20_body">
      <style:text-properties officeooo:paragraph-rsid="02e600d6"/>
    </style:style>
    <style:style style:name="P139" style:family="paragraph" style:parent-style-name="Text_20_body">
      <style:text-properties officeooo:paragraph-rsid="02e7ec1b"/>
    </style:style>
    <style:style style:name="P140" style:family="paragraph" style:parent-style-name="Text_20_body">
      <style:text-properties officeooo:paragraph-rsid="02e86873"/>
    </style:style>
    <style:style style:name="P141" style:family="paragraph" style:parent-style-name="Text_20_body">
      <style:text-properties officeooo:paragraph-rsid="02ea2968"/>
    </style:style>
    <style:style style:name="P142" style:family="paragraph" style:parent-style-name="Text_20_body">
      <style:text-properties officeooo:paragraph-rsid="02ef0ebb"/>
    </style:style>
    <style:style style:name="P143" style:family="paragraph" style:parent-style-name="Heading_20_1" style:master-page-name="Standard">
      <style:paragraph-properties style:page-number="auto"/>
      <style:text-properties officeooo:rsid="0252d207" officeooo:paragraph-rsid="0252d207"/>
    </style:style>
    <style:style style:name="P144" style:family="paragraph" style:parent-style-name="Heading_20_1">
      <style:text-properties officeooo:rsid="02ba4115"/>
    </style:style>
    <style:style style:name="P145" style:family="paragraph" style:parent-style-name="Heading_20_2">
      <style:text-properties officeooo:rsid="0278300a"/>
    </style:style>
    <style:style style:name="P146" style:family="paragraph" style:parent-style-name="Heading_20_2">
      <style:text-properties officeooo:rsid="02c470cf"/>
    </style:style>
    <style:style style:name="P147" style:family="paragraph" style:parent-style-name="Heading_20_2">
      <style:text-properties officeooo:rsid="02c918e9"/>
    </style:style>
    <style:style style:name="T1" style:family="text">
      <style:text-properties officeooo:rsid="0259f22a"/>
    </style:style>
    <style:style style:name="T2" style:family="text">
      <style:text-properties officeooo:rsid="025ad0bc"/>
    </style:style>
    <style:style style:name="T3" style:family="text">
      <style:text-properties officeooo:rsid="025b31af"/>
    </style:style>
    <style:style style:name="T4" style:family="text">
      <style:text-properties officeooo:rsid="025c2985"/>
    </style:style>
    <style:style style:name="T5" style:family="text">
      <style:text-properties officeooo:rsid="025c2db3"/>
    </style:style>
    <style:style style:name="T6" style:family="text">
      <style:text-properties officeooo:rsid="025c2f71"/>
    </style:style>
    <style:style style:name="T7" style:family="text">
      <style:text-properties officeooo:rsid="025c723d"/>
    </style:style>
    <style:style style:name="T8" style:family="text">
      <style:text-properties officeooo:rsid="025de63d"/>
    </style:style>
    <style:style style:name="T9" style:family="text">
      <style:text-properties officeooo:rsid="025e57dc"/>
    </style:style>
    <style:style style:name="T10" style:family="text">
      <style:text-properties officeooo:rsid="025eb7b1"/>
    </style:style>
    <style:style style:name="T11" style:family="text">
      <style:text-properties officeooo:rsid="02648336"/>
    </style:style>
    <style:style style:name="T12" style:family="text">
      <style:text-properties officeooo:rsid="0264d1d1"/>
    </style:style>
    <style:style style:name="T13" style:family="text">
      <style:text-properties officeooo:rsid="026e5b5c"/>
    </style:style>
    <style:style style:name="T14" style:family="text">
      <style:text-properties officeooo:rsid="026fd485"/>
    </style:style>
    <style:style style:name="T15" style:family="text">
      <style:text-properties officeooo:rsid="0270ff3f"/>
    </style:style>
    <style:style style:name="T16" style:family="text">
      <style:text-properties officeooo:rsid="0271666c"/>
    </style:style>
    <style:style style:name="T17" style:family="text">
      <style:text-properties officeooo:rsid="02726cab"/>
    </style:style>
    <style:style style:name="T18" style:family="text">
      <style:text-properties officeooo:rsid="02750be5"/>
    </style:style>
    <style:style style:name="T19" style:family="text">
      <style:text-properties officeooo:rsid="0276a654"/>
    </style:style>
    <style:style style:name="T20" style:family="text">
      <style:text-properties officeooo:rsid="027ae23d"/>
    </style:style>
    <style:style style:name="T21" style:family="text">
      <style:text-properties officeooo:rsid="027fc3b1"/>
    </style:style>
    <style:style style:name="T22" style:family="text">
      <style:text-properties officeooo:rsid="028200e2"/>
    </style:style>
    <style:style style:name="T23" style:family="text">
      <style:text-properties officeooo:rsid="028369c1"/>
    </style:style>
    <style:style style:name="T24" style:family="text">
      <style:text-properties officeooo:rsid="0284dfca"/>
    </style:style>
    <style:style style:name="T25" style:family="text">
      <style:text-properties officeooo:rsid="02853bc1"/>
    </style:style>
    <style:style style:name="T26" style:family="text">
      <style:text-properties officeooo:rsid="0286f068"/>
    </style:style>
    <style:style style:name="T27" style:family="text">
      <style:text-properties officeooo:rsid="028adbc0"/>
    </style:style>
    <style:style style:name="T28" style:family="text">
      <style:text-properties officeooo:rsid="028c65b9"/>
    </style:style>
    <style:style style:name="T29" style:family="text">
      <style:text-properties officeooo:rsid="0293fc26"/>
    </style:style>
    <style:style style:name="T30" style:family="text">
      <style:text-properties officeooo:rsid="02951afd"/>
    </style:style>
    <style:style style:name="T31" style:family="text">
      <style:text-properties officeooo:rsid="029a1994"/>
    </style:style>
    <style:style style:name="T32" style:family="text">
      <style:text-properties officeooo:rsid="029a60e8"/>
    </style:style>
    <style:style style:name="T33" style:family="text">
      <style:text-properties officeooo:rsid="029b2ea2"/>
    </style:style>
    <style:style style:name="T34" style:family="text">
      <style:text-properties officeooo:rsid="029c8605"/>
    </style:style>
    <style:style style:name="T35" style:family="text">
      <style:text-properties officeooo:rsid="02a3e261"/>
    </style:style>
    <style:style style:name="T36" style:family="text">
      <style:text-properties officeooo:rsid="02a4ac18"/>
    </style:style>
    <style:style style:name="T37" style:family="text">
      <style:text-properties officeooo:rsid="02aa51f5"/>
    </style:style>
    <style:style style:name="T38" style:family="text">
      <style:text-properties officeooo:rsid="02abf0f4"/>
    </style:style>
    <style:style style:name="T39" style:family="text">
      <style:text-properties officeooo:rsid="02af120f"/>
    </style:style>
    <style:style style:name="T40" style:family="text">
      <style:text-properties officeooo:rsid="02afebdf"/>
    </style:style>
    <style:style style:name="T41" style:family="text">
      <style:text-properties officeooo:rsid="02b15f44"/>
    </style:style>
    <style:style style:name="T42" style:family="text">
      <style:text-properties officeooo:rsid="02b1fee7"/>
    </style:style>
    <style:style style:name="T43" style:family="text">
      <style:text-properties officeooo:rsid="02b2a342"/>
    </style:style>
    <style:style style:name="T44" style:family="text">
      <style:text-properties officeooo:rsid="02b4868f"/>
    </style:style>
    <style:style style:name="T45" style:family="text">
      <style:text-properties officeooo:rsid="02ba9488"/>
    </style:style>
    <style:style style:name="T46" style:family="text">
      <style:text-properties officeooo:rsid="02bb91ed"/>
    </style:style>
    <style:style style:name="T47" style:family="text">
      <style:text-properties officeooo:rsid="02c58a02"/>
    </style:style>
    <style:style style:name="T48" style:family="text">
      <style:text-properties officeooo:rsid="02c7187a"/>
    </style:style>
    <style:style style:name="T49" style:family="text">
      <style:text-properties officeooo:rsid="02c80990"/>
    </style:style>
    <style:style style:name="T50" style:family="text">
      <style:text-properties officeooo:rsid="02d13790"/>
    </style:style>
    <style:style style:name="T51" style:family="text">
      <style:text-properties officeooo:rsid="02d2a991"/>
    </style:style>
    <style:style style:name="T52" style:family="text">
      <style:text-properties officeooo:rsid="02d3fdff"/>
    </style:style>
    <style:style style:name="T53" style:family="text">
      <style:text-properties officeooo:rsid="02d43144"/>
    </style:style>
    <style:style style:name="T54" style:family="text">
      <style:text-properties officeooo:rsid="02d509e9"/>
    </style:style>
    <style:style style:name="T55" style:family="text">
      <style:text-properties officeooo:rsid="02d72812"/>
    </style:style>
    <style:style style:name="T56" style:family="text">
      <style:text-properties officeooo:rsid="02d74253"/>
    </style:style>
    <style:style style:name="T57" style:family="text">
      <style:text-properties officeooo:rsid="02d82f68"/>
    </style:style>
    <style:style style:name="T58" style:family="text">
      <style:text-properties officeooo:rsid="02da50f8"/>
    </style:style>
    <style:style style:name="T59" style:family="text">
      <style:text-properties officeooo:rsid="02da7c7a"/>
    </style:style>
    <style:style style:name="T60" style:family="text">
      <style:text-properties officeooo:rsid="02daabfb"/>
    </style:style>
    <style:style style:name="T61" style:family="text">
      <style:text-properties officeooo:rsid="02dd9f74"/>
    </style:style>
    <style:style style:name="T62" style:family="text">
      <style:text-properties officeooo:rsid="02df871b"/>
    </style:style>
    <style:style style:name="T63" style:family="text">
      <style:text-properties officeooo:rsid="02e041e4"/>
    </style:style>
    <style:style style:name="T64" style:family="text">
      <style:text-properties officeooo:rsid="02e0ff94"/>
    </style:style>
    <style:style style:name="T65" style:family="text">
      <style:text-properties officeooo:rsid="02e3fe8d"/>
    </style:style>
    <style:style style:name="T66" style:family="text">
      <style:text-properties officeooo:rsid="02e4d37a"/>
    </style:style>
    <style:style style:name="T67" style:family="text">
      <style:text-properties officeooo:rsid="02e5287a"/>
    </style:style>
    <style:style style:name="T68" style:family="text">
      <style:text-properties officeooo:rsid="02e550c2"/>
    </style:style>
    <style:style style:name="T69" style:family="text">
      <style:text-properties officeooo:rsid="02e57f42"/>
    </style:style>
    <style:style style:name="T70" style:family="text">
      <style:text-properties officeooo:rsid="02e600d6"/>
    </style:style>
    <style:style style:name="T71" style:family="text">
      <style:text-properties officeooo:rsid="02e7ec1b"/>
    </style:style>
    <style:style style:name="T72" style:family="text">
      <style:text-properties officeooo:rsid="02e86873"/>
    </style:style>
    <style:style style:name="T73" style:family="text">
      <style:text-properties officeooo:rsid="02ea2968"/>
    </style:style>
    <style:style style:name="T74" style:family="text">
      <style:text-properties officeooo:rsid="02eb29c9"/>
    </style:style>
    <style:style style:name="T75" style:family="text">
      <style:text-properties officeooo:rsid="02ec74c2"/>
    </style:style>
    <style:style style:name="T76" style:family="text">
      <style:text-properties officeooo:rsid="02ed0838"/>
    </style:style>
    <style:style style:name="T77" style:family="text">
      <style:text-properties officeooo:rsid="02eea35b"/>
    </style:style>
    <style:style style:name="T78" style:family="text">
      <style:text-properties officeooo:rsid="02ef0ebb"/>
    </style:style>
    <style:style style:name="T79" style:family="text">
      <style:text-properties officeooo:rsid="02efe8ca"/>
    </style:style>
    <style:style style:name="T80" style:family="text">
      <style:text-properties officeooo:rsid="02f0f819"/>
    </style:style>
    <style:style style:name="T81" style:family="text">
      <style:text-properties officeooo:rsid="02f296f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4cm" fo:text-indent="-0.635cm" fo:margin-left="1.40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9cm" fo:text-indent="-0.635cm" fo:margin-left="2.03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4cm" fo:text-indent="-0.635cm" fo:margin-left="2.67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9cm" fo:text-indent="-0.635cm" fo:margin-left="3.30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4cm" fo:text-indent="-0.635cm" fo:margin-left="3.94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9cm" fo:text-indent="-0.635cm" fo:margin-left="4.57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9cm" fo:text-indent="-0.635cm" fo:margin-left="5.84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4cm" fo:text-indent="-0.635cm" fo:margin-left="6.48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9cm" fo:text-indent="-0.635cm" fo:margin-left="7.119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3" text:outline-level="1">Экономика малого предпринимательства</text:h>
      <text:p text:style-name="P4"/>
      <text:h text:style-name="P46" text:outline-level="1">Как выбрать тематику инфо-бизнеса?</text:h>
      <text:p text:style-name="P5">Почему хотят создавать бизнес? Потому что не нашли работу для себя.</text:p>
      <text:p text:style-name="P6">С чего начать? Нужно выбрать тему.</text:p>
      <text:p text:style-name="P7">Про что он будет??</text:p>
      <text:p text:style-name="P8">Хобби? Программирование.</text:p>
      <text:p text:style-name="P9">Что сделал много раз? На автомате и без усилий могу делать. Писать на Java, C++, ну и мб на баше немного.</text:p>
      <text:p text:style-name="P1"><text:span text:style-name="T1">Сделал ли что-то выдающееся: Ага, на Java в основном. </text:span><text:span text:style-name="T2">Да и вообще победитель по жизни, постоянно выигрываю! (Потому что цели не такие уж и сложные)</text:span></text:p>
      <text:p text:style-name="P2"><text:span text:style-name="T2">Что умею делать такое, что не умеют мои знакомые? </text:span><text:span text:style-name="T3">Видеть систему в полном масштабе. </text:span><text:span text:style-name="T4">Умение планировать. Потому что я Бэтмен.</text:span></text:p>
      <text:p text:style-name="P3"><text:span text:style-name="T5">Темы, на которые могу долго рассуждать? Проектирование, стандарты, </text:span><text:span text:style-name="T6">оптимальность ещё.</text:span></text:p>
      <text:p text:style-name="P10">Как их сделать продаваемыми?</text:p>
      <text:list xml:id="list7800968485203982929" text:style-name="L1">
        <text:list-item>
          <text:p text:style-name="P50"><text:span text:style-name="T7">Подобрать теги к каждой теме. </text:span><text:span text:style-name="T8">(какие ключевые слова ввёл бы человек, если бы хотел это найти?)</text:span></text:p>
        </text:list-item>
        <text:list-item>
          <text:p text:style-name="P51"><text:span text:style-name="T9">Убираем те запросы, по которым наименьшее количество людей ищет что-то. </text:span><text:span text:style-name="T10">Первую десятку сохраняем</text:span></text:p>
        </text:list-item>
        <text:list-item>
          <text:p text:style-name="P52">Оставшиеся ключевые слова гуглим с добавлением форум. Ну и ищем самые горячие темы. Самые неинтересные темы убираем.</text:p>
        </text:list-item>
        <text:list-item>
          <text:p text:style-name="P53">Поискать на серверах бесплатных рассылок (RSS) те, где больше всего по данным ключевым словам. Снова пару убрать.</text:p>
        </text:list-item>
        <text:list-item>
          <text:p text:style-name="P54">Оставшиеся просто гуглим, и смотрим конкурентов</text:p>
        </text:list-item>
        <text:list-item>
          <text:p text:style-name="P55">В итоге оставили популярную слабоконкуррентную тему.</text:p>
        </text:list-item>
      </text:list>
      <text:p text:style-name="P11"/>
      <text:p text:style-name="P11"/>
      <text:p text:style-name="P12"><text:span text:style-name="T11">Ответы на вопросы </text:span><text:span text:style-name="T12">кратко к следующей паре: </text:span></text:p>
      <text:list xml:id="list63045150894640584" text:style-name="L2">
        <text:list-item>
          <text:p text:style-name="P56">что такое предпринимательство ?</text:p>
        </text:list-item>
        <text:list-item>
          <text:p text:style-name="P56">сущность предпринимательства</text:p>
        </text:list-item>
        <text:list-item>
          <text:p text:style-name="P56">особенности предпринимательства</text:p>
        </text:list-item>
        <text:list-item>
          <text:p text:style-name="P56">функции предпринимательства</text:p>
        </text:list-item>
      </text:list>
      <text:p text:style-name="P13"/>
      <text:p text:style-name="P13"/>
      <text:p text:style-name="P13"/>
      <text:h text:style-name="P47" text:outline-level="1"><text:soft-page-break/>Личность успешного предпринимателя</text:h>
      <text:p text:style-name="P17">Взято из тренинга «Как началь свой бизнес».</text:p>
      <text:p text:style-name="P14"><text:span text:style-name="T13">Сможете ли вы управлять предприятием? </text:span><text:span text:style-name="T14">Нужна способность справляться с неизбежными проблемами, жертвами и испытаниями. Потребуется самодисциплина, готовность напряжённо работать неограниченное время и без надежды на немедленное получение прибыли. </text:span><text:span text:style-name="T15">Отказ от отпусков и постоянная работа по ночам и выходным.</text:span></text:p>
      <text:p text:style-name="P18">Чтобы начать дело, нужно быть уверенным своих деловых качествах.</text:p>
      <text:p text:style-name="P19">Если желание начать бизнес – не приходящий интерес., нужно ответить на вопросы: </text:p>
      <text:list xml:id="list4549558337979809730" text:style-name="L3">
        <text:list-item>
          <text:p text:style-name="P57"><text:span text:style-name="T17">К</text:span><text:span text:style-name="T16">акие необходимы деловые качества, знания, опыт?</text:span></text:p>
        </text:list-item>
        <text:list-item>
          <text:p text:style-name="P58">Какими обладаю я?</text:p>
          <text:list>
            <text:list-item>
              <text:p text:style-name="P59">А какие качества твои испортить всё могут?</text:p>
            </text:list-item>
          </text:list>
        </text:list-item>
        <text:list-item>
          <text:p text:style-name="P60">На какие жертвы нужно пойти будет, и на какие готовы пойти?</text:p>
        </text:list-item>
      </text:list>
      <text:p text:style-name="P20"/>
      <text:p text:style-name="P21">Рабочая таблица 1.</text:p>
      <text:p text:style-name="P21">Пишем : я, владелец небольшой фирмы, хочу создать действенную управленческую команду. Какие навыки имеют первостепенную важность?</text:p>
      <text:list xml:id="list3457853286276656964" text:style-name="L4">
        <text:list-item>
          <text:p text:style-name="P62">Опыт</text:p>
        </text:list-item>
        <text:list-item>
          <text:p text:style-name="P62">Усидчивость</text:p>
        </text:list-item>
        <text:list-item>
          <text:p text:style-name="P61"><text:span text:style-name="T19">С</text:span><text:span text:style-name="T18">покойствие</text:span></text:p>
        </text:list-item>
        <text:list-item>
          <text:p text:style-name="P62">Рассудительность</text:p>
        </text:list-item>
        <text:list-item>
          <text:p text:style-name="P63">Умение структурировать данные.</text:p>
        </text:list-item>
        <text:list-item>
          <text:p text:style-name="P63">Как минимум 1-2 нестандартных человека.</text:p>
        </text:list-item>
      </text:list>
      <text:p text:style-name="P22"/>
      <text:h text:style-name="P145" text:outline-level="2">Оценка основных деловых навыков.</text:h>
      <text:p text:style-name="P22">Дефицит навыков <text:s/>предпринимателя – то, чего нам не хватает до идеала.</text:p>
      <text:p text:style-name="P23">Многие понимают, что есть дефицит, далеко не сразу. Полгода-год.</text:p>
      <text:p text:style-name="P15"><text:span text:style-name="T20">В малом бизнесе необходимы навыки управления </text:span><text:span text:style-name="T21">предприятием</text:span><text:span text:style-name="T20">, сбыта, управления финансами, бухучёт, управление персоналом, рекламная деятельность и связь с общественностью.</text:span></text:p>
      <text:p text:style-name="P24"/>
      <text:p text:style-name="P25">Рабочая таблица 2.</text:p>
      <text:p text:style-name="P26">Пятибальная шкала. (0-5)</text:p>
      <text:list xml:id="list7828231527372269467" text:style-name="L5">
        <text:list-item>
          <text:p text:style-name="P70">Управление предприятием</text:p>
          <text:list>
            <text:list-item>
              <text:p text:style-name="P70">Управлял ли проектом\предприятием? Да. 5</text:p>
              <text:list>
                <text:list-item>
                  <text:p text:style-name="P71">Нравилось ли мне? 3</text:p>
                </text:list-item>
              </text:list>
            </text:list-item>
            <text:list-item>
              <text:p text:style-name="P71"><text:soft-page-break/>Отвечал ли за какой-то проект на работе? Да, 5</text:p>
              <text:list>
                <text:list-item>
                  <text:p text:style-name="P64"><text:span text:style-name="T22">Навык: мотивация других </text:span><text:span text:style-name="T26">2</text:span></text:p>
                </text:list-item>
                <text:list-item>
                  <text:p text:style-name="P71">умение вести переговоры 5</text:p>
                </text:list-item>
                <text:list-item>
                  <text:p text:style-name="P71">навыки консультирования и обучения 5</text:p>
                </text:list-item>
                <text:list-item>
                  <text:p text:style-name="P64"><text:span text:style-name="T22">делегирование полномочия другим </text:span><text:span text:style-name="T26">2</text:span><text:span text:style-name="T22"> </text:span><text:span text:style-name="T23">(передача + контроль)</text:span></text:p>
                </text:list-item>
                <text:list-item>
                  <text:p text:style-name="P72">способность оценивать производительность труда. 4</text:p>
                </text:list-item>
                <text:list-item>
                  <text:p text:style-name="P72">способность принимать решения 5</text:p>
                </text:list-item>
                <text:list-item>
                  <text:p text:style-name="P65"><text:span text:style-name="T24">умение определять приоритеты при наличии нескольких вариантов для действия </text:span><text:span text:style-name="T25">4</text:span></text:p>
                </text:list-item>
                <text:list-item>
                  <text:p text:style-name="P72">навыки сбора информации 5</text:p>
                </text:list-item>
              </text:list>
            </text:list-item>
          </text:list>
        </text:list-item>
        <text:list-item>
          <text:p text:style-name="P73">Навыки в области сбыта.</text:p>
          <text:list>
            <text:list-item>
              <text:p text:style-name="P73">Есть ли подготовка в области? 0</text:p>
            </text:list-item>
            <text:list-item>
              <text:p text:style-name="P73">Занимались ли продажей? 0</text:p>
              <text:list>
                <text:list-item>
                  <text:p text:style-name="P74">Нравилось? 0</text:p>
                </text:list-item>
              </text:list>
            </text:list-item>
            <text:list-item>
              <text:p text:style-name="P75">Думал ли о том, как реагировать на отказ клиента от покупки? 3</text:p>
            </text:list-item>
            <text:list-item>
              <text:p text:style-name="P76">Ваша зп была связана с результатами работы? </text:p>
            </text:list-item>
            <text:list-item>
              <text:p text:style-name="P77">Снова оценим навыки по 5-бальной шкале.</text:p>
            </text:list-item>
          </text:list>
        </text:list-item>
        <text:list-item>
          <text:p text:style-name="P77">Навыки финансовой деятельности.</text:p>
          <text:list>
            <text:list-item>
              <text:p text:style-name="P77">Есть ли подготовка в планировании и управлении средств? 5</text:p>
            </text:list-item>
            <text:list-item>
              <text:p text:style-name="P66"><text:span text:style-name="T27">Составляли ли бизнес-план? </text:span><text:span text:style-name="T28">3</text:span></text:p>
            </text:list-item>
            <text:list-item>
              <text:p text:style-name="P66"><text:span text:style-name="T27">Знаю ли, что в него входит? </text:span><text:span text:style-name="T28">3</text:span></text:p>
            </text:list-item>
            <text:list-item>
              <text:p text:style-name="P66"><text:span text:style-name="T27">Отвечал ли за подготовку и исполнение бюджета? </text:span><text:span text:style-name="T28">3</text:span></text:p>
            </text:list-item>
            <text:list-item>
              <text:p text:style-name="P78">Знаю ли, как предприятие функционирует и делает деньги? 3</text:p>
            </text:list-item>
            <text:list-item>
              <text:p text:style-name="P78">Имел ли дело с распределением финансов, отчётами, прогнозами потока денег и тд? 4</text:p>
            </text:list-item>
            <text:list-item>
              <text:p text:style-name="P79">Смогу ли справиться с финансовыми трудностями? 5</text:p>
            </text:list-item>
            <text:list-item>
              <text:p text:style-name="P79">Приходилось ли пользоваться крупной ссудой? 0</text:p>
            </text:list-item>
            <text:list-item>
              <text:p text:style-name="P80">Знаю ли о налогах и процедуре налогообложения? 2</text:p>
            </text:list-item>
            <text:list-item>
              <text:p text:style-name="P81">Оценить по 5-бальной шкале.</text:p>
            </text:list-item>
          </text:list>
        </text:list-item>
        <text:list-item>
          <text:p text:style-name="P82">Бухучёт</text:p>
          <text:list>
            <text:list-item>
              <text:p text:style-name="P82">Есть ли опыт ведения финансовых учётных документов? 0</text:p>
            </text:list-item>
            <text:list-item>
              <text:p text:style-name="P82">Есть ли подготовка на курсах? 4</text:p>
            </text:list-item>
          </text:list>
        </text:list-item>
        <text:list-item>
          <text:p text:style-name="P82">Управление людьми</text:p>
          <text:list>
            <text:list-item>
              <text:p text:style-name="P82">Есть ли необходимость нанимать кого-то для работы на вашем предприятии? 5</text:p>
            </text:list-item>
            <text:list-item>
              <text:p text:style-name="P67"><text:span text:style-name="T29">Принимал ли участие в процессе набора и увольнения штата? </text:span><text:span text:style-name="T30">4</text:span></text:p>
            </text:list-item>
            <text:list-item>
              <text:p text:style-name="P83">Есть ли опыт постановки задач другим? 5</text:p>
            </text:list-item>
            <text:list-item>
              <text:p text:style-name="P84"><text:soft-page-break/>Приходилось ли наказывать сотрудников? 0</text:p>
            </text:list-item>
            <text:list-item>
              <text:p text:style-name="P85">Если бы пришлось, было бы это трудно, или нет? 2</text:p>
            </text:list-item>
            <text:list-item>
              <text:p text:style-name="P85">Умею ли мотивировать? 2</text:p>
            </text:list-item>
            <text:list-item>
              <text:p text:style-name="P85">Хороший ли я знаток человеческого характера? 5</text:p>
            </text:list-item>
          </text:list>
        </text:list-item>
        <text:list-item>
          <text:p text:style-name="P86">Рекламная деятельность и связи с общественностью.</text:p>
          <text:list>
            <text:list-item>
              <text:p text:style-name="P68"><text:span text:style-name="T31">Отвечал ли за это дело? 2 </text:span><text:span text:style-name="T32">есть немного.</text:span></text:p>
            </text:list-item>
            <text:list-item>
              <text:p text:style-name="P69"><text:span text:style-name="T33">Могу ли составить черновик объявления в газету или пресс-релиз (фабула)? </text:span><text:span text:style-name="T34">4</text:span></text:p>
            </text:list-item>
            <text:list-item>
              <text:p text:style-name="P87">Могу ли я составить простой план продвижения на рынок своего продукта? 0</text:p>
            </text:list-item>
            <text:list-item>
              <text:p text:style-name="P87">Знаю ли о методах продвижения и их стоимости? 3</text:p>
            </text:list-item>
            <text:list-item>
              <text:p text:style-name="P88">Знаю ли как контролировать результаты рекламы на своём предприятии? 0</text:p>
            </text:list-item>
          </text:list>
        </text:list-item>
      </text:list>
      <text:p text:style-name="P27"/>
      <text:p text:style-name="P28">Таблица 3. <text:s/>Дефицит деловых навыков.</text:p>
      <text:p text:style-name="P28">Определяем дефицит, а потом пути для сокращения.</text:p>
      <text:p text:style-name="P20"/>
      <text:p text:style-name="P28">Настойчивость нужна. Когда устойчив к неудачам.</text:p>
      <text:p text:style-name="P28">Упрямство – когда не может найти переломную точку, когда нужно отказаться от затеи.</text:p>
      <text:p text:style-name="P28">Учёт рисков.</text:p>
      <text:p text:style-name="P29">Планирование. Реальные, но высокие планы. Оценка имеющихся ресурсов и их использование оптимальное.</text:p>
      <text:p text:style-name="P30"/>
      <text:p text:style-name="P30"><text:s/>Умеею ли я планировать?</text:p>
      <text:list xml:id="list5952485216605993359" text:style-name="L6">
        <text:list-item>
          <text:p text:style-name="P89">Часто ли обнаруживаю, что не хватает времени, чтобы сделать работу хорошо? Нет.</text:p>
        </text:list-item>
        <text:list-item>
          <text:p text:style-name="P90">Если приходится заканчивать работу в спешке, сожалею ли, что плохо распланировал своё время? Нет.</text:p>
        </text:list-item>
        <text:list-item>
          <text:p text:style-name="P90">Начав какую-либо работу, часто ли обнаруживаю, что нет средств, материалов, или навыков? Да, бывает.</text:p>
        </text:list-item>
        <text:list-item>
          <text:p text:style-name="P91">Часто ли опаздываю? Нет</text:p>
        </text:list-item>
        <text:list-item>
          <text:p text:style-name="P91">Часто ли в конце недели или месяца обнаруживаю нехватку наличных? Нет</text:p>
        </text:list-item>
      </text:list>
      <text:p text:style-name="P31"/>
      <text:p text:style-name="P16"><text:span text:style-name="T35">Важно ли общение? </text:span><text:span text:style-name="T36">Ага.</text:span></text:p>
      <text:p text:style-name="P32">Ответственность тоже важна.</text:p>
      <text:p text:style-name="P33">Гибкость. Ага, нужна. Быстро реагировать и приспосабливаться надо.</text:p>
      <text:p text:style-name="P33">Поддержка со стороны семьи тоже нужна.</text:p>
      <text:p text:style-name="P20"><text:soft-page-break/></text:p>
      <text:p text:style-name="P34"/>
      <text:h text:style-name="P48" text:outline-level="1">Субъекты предпринимательской деятельности</text:h>
      <text:p text:style-name="P36">По правилам РФ, субъктом могут быть дееспособные физические лица, юридические лица, а также некоммерческие организации.</text:p>
      <text:p text:style-name="P37">Физические – ИП без юр лица, а также Юр лица.</text:p>
      <text:p text:style-name="P35"><text:span text:style-name="T37">ИП 18+ лет должно быть. Не имеют права заниматься этим должностные лица органов гос власти, военные, работники силовых средств и служб</text:span><text:span text:style-name="T38">.</text:span></text:p>
      <text:p text:style-name="P38">Юр лица – коммерческие и некоммерческие предприниматели.</text:p>
      <text:p text:style-name="P38"/>
      <text:p text:style-name="P39">Типы и виды предпринимательства</text:p>
      <text:list xml:id="list7086533888899085039" text:style-name="L7">
        <text:list-item>
          <text:p text:style-name="P92"><text:span text:style-name="T44">П</text:span><text:span text:style-name="T39">роизводственное. Производят что-то.</text:span></text:p>
        </text:list-item>
        <text:list-item>
          <text:p text:style-name="P93"><text:span text:style-name="T40">Венчурный бизнес. </text:span><text:span text:style-name="T41">Вкладывать деньги куда-то.</text:span></text:p>
        </text:list-item>
        <text:list-item>
          <text:p text:style-name="P94"><text:span text:style-name="T41">Коммерческо-торговая. Связана с определённым сегментом потребителя, но мобильно. Нужен устойчивый спрос, </text:span><text:span text:style-name="T42">поэтому нужно хорошо знать рынок. И более низкая закупочная цена товара у производителей, что позволяет издержки превысить. </text:span><text:span text:style-name="T43">Риск велик.</text:span></text:p>
        </text:list-item>
        <text:list-item>
          <text:p text:style-name="P95">Посредническая.</text:p>
        </text:list-item>
        <text:list-item>
          <text:p text:style-name="P96">Акционерская</text:p>
        </text:list-item>
        <text:list-item>
          <text:p text:style-name="P96">консалтинг. Вложение средств в интелл потенциал консультационных услуг.</text:p>
        </text:list-item>
      </text:list>
      <text:p text:style-name="P40"/>
      <text:p text:style-name="P40"/>
      <text:h text:style-name="P49" text:outline-level="1">Общие условия создания собственного дела</text:h>
      <text:p text:style-name="P41">Поль Самуэльсон писал, что люди хотят начать самостояетльное дело.</text:p>
      <text:p text:style-name="P97">Чушь.</text:p>
      <text:p text:style-name="P41"/>
      <text:p text:style-name="P42">Следующая тема: финансовое обеспечение деятельности.</text:p>
      <text:list xml:id="list5728050894515849674" text:style-name="L8">
        <text:list-item>
          <text:p text:style-name="P98">Эмиссия ценных бумаг</text:p>
        </text:list-item>
        <text:list-item>
          <text:p text:style-name="P98">привлечение банковских кредитов</text:p>
        </text:list-item>
        <text:list-item>
          <text:p text:style-name="P98">основные виды банковского кредита</text:p>
        </text:list-item>
        <text:list-item>
          <text:p text:style-name="P98">факторинг.</text:p>
        </text:list-item>
        <text:list-item>
          <text:p text:style-name="P99">Лизинг.</text:p>
        </text:list-item>
      </text:list>
      <text:p text:style-name="P43"/>
      <text:h text:style-name="P144" text:outline-level="1">Генерация идей.</text:h>
      <text:p text:style-name="P44"><text:span text:style-name="T45">Человек + идея + инвестиции = прибыль. </text:span><text:span text:style-name="T46">Выгодное деловое предложение.</text:span></text:p>
      <text:p text:style-name="P100"><text:soft-page-break/>Успех зависит от навыков, идеи и качества реализации.</text:p>
      <text:p text:style-name="P101">Недостаток средств – не препятсткие.</text:p>
      <text:p text:style-name="P102">Идея должна развиваться, не тормозить на месте.</text:p>
      <text:p text:style-name="P103">Идея должна уменьшать затраты.</text:p>
      <text:p text:style-name="P104">Проблемы:</text:p>
      <text:list xml:id="list4288935669603668678" text:style-name="L9">
        <text:list-item>
          <text:p text:style-name="P105">Недостаток проницательности у придумавшего. Не цепляются за неё</text:p>
        </text:list-item>
        <text:list-item>
          <text:p text:style-name="P105">Убийцы идей</text:p>
        </text:list-item>
      </text:list>
      <text:p text:style-name="P104"/>
      <text:p text:style-name="P106">Как убить идею? Это работать не будет, это пробовали, никому не нужно, это глупо, это слишком просто, это, наверняка, уже кто-то сделал.</text:p>
      <text:p text:style-name="P106"/>
      <text:h text:style-name="P146" text:outline-level="2">Методы генерации идей.</text:h>
      <text:p text:style-name="P107">Идеи нельзя игнорировать.</text:p>
      <text:p text:style-name="P108">Мозговой штурм и карта идей.</text:p>
      <text:p text:style-name="P45"><text:span text:style-name="T47">Карта идей: производство, услуги, торговля </text:span><text:span text:style-name="T48">– 3 направления, </text:span><text:span text:style-name="T49">по ним можно разбить.</text:span></text:p>
      <text:p text:style-name="P109"/>
      <text:h text:style-name="P147" text:outline-level="2">Источники идей</text:h>
      <text:list xml:id="list7370618361035946098" text:style-name="L10">
        <text:list-item>
          <text:p text:style-name="P110">Приносит пользу</text:p>
        </text:list-item>
        <text:list-item>
          <text:p text:style-name="P110">Удовлетворить потребность, тенденцию или сектор рынка.</text:p>
        </text:list-item>
        <text:list-item>
          <text:p text:style-name="P111">Идея добавляет стоимость.</text:p>
        </text:list-item>
        <text:list-item>
          <text:p text:style-name="P112">Идея – совершенствование своих навыков и ресурсов.</text:p>
        </text:list-item>
      </text:list>
      <text:p text:style-name="P113"/>
      <text:p text:style-name="P114">Заключение.</text:p>
      <text:p text:style-name="P115">Как оценить идеи?</text:p>
      <text:p text:style-name="P115">Есть ли нужные навыки?</text:p>
      <text:p text:style-name="P116">Удовлетворяет ли потребность?</text:p>
      <text:p text:style-name="P116">Жизнеспособен ли проект?</text:p>
      <text:p text:style-name="P116">Принесёт ли прибыль?</text:p>
      <text:p text:style-name="P117">Вложат ли деньги в него инвесторы?</text:p>
      <text:p text:style-name="P109"/>
      <text:p text:style-name="P109"/>
      <text:h text:style-name="Heading_20_1" text:outline-level="1"><text:span text:style-name="T50">Финансовое обеспечение предприятия</text:span></text:h>
      <text:p text:style-name="P118"><text:span text:style-name="T51">Совокупность форм и методов для воспроизводства. </text:span><text:span text:style-name="T52">Процесс образования капитала фирмы.</text:span></text:p>
      <text:p text:style-name="P119"><text:soft-page-break/><text:span text:style-name="T53">Эмиссия денег, продажа ценных бумаг, получение безвозмездной помощи и тд.</text:span></text:p>
      <text:p text:style-name="P119"><text:span text:style-name="T53"/></text:p>
      <text:p text:style-name="P120"><text:span text:style-name="T54">Эмиссия бумаг.</text:span></text:p>
      <text:p text:style-name="P120"><text:span text:style-name="T54">Это бумага с признаками: </text:span></text:p>
      <text:list xml:id="list7243904781991569134" text:style-name="L11">
        <text:list-item>
          <text:p text:style-name="P121"><text:span text:style-name="T55">закрепляет права, подлежащие удостоверению уступке и ли чего-то ещё там бла-бла-бла.</text:span></text:p>
        </text:list-item>
        <text:list-item>
          <text:p text:style-name="P122"><text:span text:style-name="T56">Что?</text:span></text:p>
        </text:list-item>
        <text:list-item>
          <text:p text:style-name="P122"><text:span text:style-name="T56">Имеет равный объём и сроки осуществления прав внутри одного выпуска.</text:span></text:p>
        </text:list-item>
      </text:list>
      <text:p text:style-name="P123"><text:span text:style-name="T57"/></text:p>
      <text:p text:style-name="P123"><text:span text:style-name="T57">Кредит можно получить.</text:span></text:p>
      <text:list xml:id="list5798925198201009066" text:style-name="L12">
        <text:list-item>
          <text:p text:style-name="P126"><text:span text:style-name="T58">Но его надо вернуть.</text:span></text:p>
        </text:list-item>
        <text:list-item>
          <text:p text:style-name="P127"><text:span text:style-name="T59">Но надо подготовиться, документы всякие.</text:span></text:p>
        </text:list-item>
        <text:list-item>
          <text:p text:style-name="P127"><text:span text:style-name="T59">К тому же, проценты заплатить.</text:span></text:p>
        </text:list-item>
        <text:list-item>
          <text:p text:style-name="P125"><text:span text:style-name="T60">И нужна цель.</text:span></text:p>
        </text:list-item>
      </text:list>
      <text:p text:style-name="P132"><text:span text:style-name="T65">Классиикафия:</text:span></text:p>
      <text:list xml:id="list1258374094" text:continue-numbering="true" text:style-name="L12">
        <text:list-item>
          <text:p text:style-name="P128"><text:span text:style-name="T61">Можно не писать срок, но тогда возврат по требованию</text:span></text:p>
        </text:list-item>
        <text:list-item>
          <text:p text:style-name="P130"><text:span text:style-name="T62">Гасить можно за 1 ход, или в рассрочку.</text:span></text:p>
        </text:list-item>
        <text:list-item>
          <text:p text:style-name="P131"><text:span text:style-name="T64">По виду выдачи. Ссуда или процент.</text:span></text:p>
        </text:list-item>
        <text:list-item>
          <text:p text:style-name="P131"><text:span text:style-name="T64">По обеспечению выдачи.</text:span></text:p>
        </text:list-item>
        <text:list-item>
          <text:p text:style-name="P129"><text:span text:style-name="T63">Целевые? Общие и целевыйе. По своему усмотрению или на цель какую-то.</text:span></text:p>
        </text:list-item>
      </text:list>
      <text:p text:style-name="P124"><text:span text:style-name="T63"/></text:p>
      <text:p text:style-name="P132"><text:span text:style-name="T65">Кредитный догоов</text:span><text:span text:style-name="T66">о</text:span><text:span text:style-name="T65">р.</text:span></text:p>
      <text:p text:style-name="P133"><text:span text:style-name="T67">На что посмотреть? </text:span></text:p>
      <text:list xml:id="list1903469000635370553" text:style-name="L13">
        <text:list-item>
          <text:p text:style-name="P134"><text:span text:style-name="T67">Условия.</text:span></text:p>
        </text:list-item>
        <text:list-item>
          <text:p text:style-name="P134"><text:span text:style-name="T67">Срок кредита</text:span></text:p>
        </text:list-item>
        <text:list-item>
          <text:p text:style-name="P134"><text:span text:style-name="T67">валюта</text:span></text:p>
        </text:list-item>
        <text:list-item>
          <text:p text:style-name="P134"><text:span text:style-name="T67">Процентная ставка.</text:span></text:p>
        </text:list-item>
        <text:list-item>
          <text:p text:style-name="P135"><text:span text:style-name="T68">Условия выплаты процентов. </text:span><text:span text:style-name="T69">(иногда в момент выдачи ?? )</text:span></text:p>
        </text:list-item>
        <text:list-item>
          <text:p text:style-name="P136"><text:span text:style-name="T69">Условия погашения основного долга</text:span></text:p>
        </text:list-item>
      </text:list>
      <text:p text:style-name="P137"><text:span text:style-name="T69"/></text:p>
      <text:p text:style-name="P138"><text:span text:style-name="T70">Коммерческий кредит?</text:span></text:p>
      <text:p text:style-name="P139"><text:span text:style-name="T71">Возвращает деньги заводу после реализации продукции, а не до, например.</text:span></text:p>
      <text:p text:style-name="P140"><text:span text:style-name="T72"/></text:p>
      <text:p text:style-name="P140"><text:soft-page-break/><text:span text:style-name="T72">Факторинг есть ещё.</text:span><text:span text:style-name="T74"> Переуступка прав банку или спец компании неоплаченных долговых требований.</text:span><text:span text:style-name="T75"> Фактор стоит между заводом и реализатором. </text:span><text:span text:style-name="T76">И отдаёт деньги заводу (90%), а реалиатор получает вещи.</text:span></text:p>
      <text:p text:style-name="P141"><text:span text:style-name="T73">Лизинг есть ещё. Покупает дорогие вещи. <text:s/>Чувак покупает для нас, и даёт пользоваться. </text:span><text:span text:style-name="T77">На долгосрочной основе пользуется деньгами третьей компании.</text:span></text:p>
      <text:p text:style-name="P142"><text:span text:style-name="T78">Ещё есть у нас бюджетный кредит. </text:span><text:span text:style-name="T79">Ссуда из федерального бюджета. </text:span><text:span text:style-name="T80">На возвратной основе <text:s/>до 6 месяцев. </text:span><text:span text:style-name="T81">Может даваться кому-угодно</text:span></text:p>
      <text:p text:style-name="P139"><text:span text:style-name="T71"/></text:p>
      <text:p text:style-name="P139"><text:span text:style-name="T71"/></text:p>
      <text:p text:style-name="P124"><text:span text:style-name="T6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813</meta:editing-cycles>
    <meta:creation-date>2012-10-08T07:35:00</meta:creation-date>
    <dc:date>2013-10-29T13:03:44</dc:date>
    <meta:editing-duration>PT22H49M36S</meta:editing-duration>
    <meta:generator>LibreOffice/4.0.2.2$Linux_X86_64 LibreOffice_project/400m0$Build-2</meta:generator>
    <meta:document-statistic meta:table-count="0" meta:image-count="0" meta:object-count="0" meta:page-count="8" meta:paragraph-count="187" meta:word-count="1397" meta:character-count="9276" meta:non-whitespace-character-count="815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